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0.386cm" fo:min-width="0.136cm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1.174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fo:min-height="2.195cm" fo:min-width="0.3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37cm" svg:y1="4.471cm" svg:x2="14.41cm" svg:y2="4.471cm">
          <text:p/>
        </draw:line>
        <draw:custom-shape draw:style-name="gr2" draw:text-style-name="P2" draw:layer="layout" svg:width="1.27cm" svg:height="1.27cm" svg:x="2.323cm" svg:y="3.8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.27cm" svg:height="1.27cm" svg:x="5.923cm" svg:y="3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8.023cm" svg:y="3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0.223cm" svg:y="3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3.967cm" svg:y="3.8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1.27cm" svg:height="1.27cm" svg:x="4.023cm" svg:y="3.809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1.778cm" svg:x="12.446cm" svg:y="5.3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0.762cm" svg:height="1.778cm" svg:x="14.204cm" svg:y="5.35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1.27cm" svg:height="1.27cm" svg:x="12.123cm" svg:y="3.809cm">
          <text:p text:style-name="P3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238cm" svg:y1="8.072cm" svg:x2="24.311cm" svg:y2="8.072cm">
          <text:p/>
        </draw:line>
        <draw:custom-shape draw:style-name="gr2" draw:text-style-name="P2" draw:layer="layout" svg:width="1.27cm" svg:height="1.27cm" svg:x="12.224cm" svg:y="7.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.27cm" svg:height="1.27cm" svg:x="15.824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7.924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20.124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24.168cm" svg:y="7.4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1.27cm" svg:height="1.27cm" svg:x="13.924cm" svg:y="7.41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22.024cm" svg:y="7.41cm">
          <text:p text:style-name="P3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line draw:style-name="gr1" draw:text-style-name="P1" draw:layer="layout" svg:x1="4.438cm" svg:y1="4.472cm" svg:x2="15.495cm" svg:y2="4.472cm">
            <text:p/>
          </draw:line>
          <draw:custom-shape draw:style-name="gr3" draw:text-style-name="P3" draw:layer="layout" svg:width="1.27cm" svg:height="1.27cm" svg:x="8.024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10.124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12.324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6.124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14.224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27cm" svg:height="1.27cm" svg:x="4.224cm" svg:y="3.81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12.539cm" svg:y1="4.472cm" svg:x2="23.596cm" svg:y2="4.472cm">
            <text:p/>
          </draw:line>
          <draw:custom-shape draw:style-name="gr3" draw:text-style-name="P3" draw:layer="layout" svg:width="1.27cm" svg:height="1.27cm" svg:x="16.125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18.225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20.425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14.225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27cm" svg:height="1.27cm" svg:x="22.325cm" svg:y="3.81cm">
            <text:p text:style-name="P3">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12.325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1.639cm" svg:y1="9.872cm" svg:x2="12.696cm" svg:y2="9.872cm">
            <text:p/>
          </draw:line>
          <draw:custom-shape draw:style-name="gr3" draw:text-style-name="P3" draw:layer="layout" svg:width="1.27cm" svg:height="1.27cm" svg:x="5.225cm" svg:y="9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7.325cm" svg:y="9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9.525cm" svg:y="9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3.325cm" svg:y="9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27cm" svg:height="1.27cm" svg:x="11.425cm" svg:y="9.21cm">
            <text:p text:style-name="P3">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27cm" svg:height="1.27cm" svg:x="1.425cm" svg:y="9.21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15.839cm" svg:y1="9.872cm" svg:x2="26.896cm" svg:y2="9.872cm">
            <text:p/>
          </draw:line>
          <draw:custom-shape draw:style-name="gr3" draw:text-style-name="P3" draw:layer="layout" svg:width="1.27cm" svg:height="1.27cm" svg:x="19.425cm" svg:y="9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21.525cm" svg:y="9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23.725cm" svg:y="9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17.525cm" svg:y="9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27cm" svg:height="1.27cm" svg:x="25.625cm" svg:y="9.21cm">
            <text:p text:style-name="P3">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27cm" svg:height="1.27cm" svg:x="15.625cm" svg:y="9.21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4" draw:layer="layout" svg:width="1.778cm" svg:height="2.794cm" svg:x="12.954cm" svg:y="5.5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7T21:05:33.483543947</meta:creation-date>
    <dc:date>2019-04-17T21:39:34.538398795</dc:date>
    <meta:editing-duration>PT23M48S</meta:editing-duration>
    <meta:editing-cycles>6</meta:editing-cycles>
    <meta:generator>LibreOffice/6.1.5.2$Linux_X86_64 LibreOffice_project/10$Build-2</meta:generator>
    <meta:document-statistic meta:object-count="76"/>
  </office:meta>
</office:document-meta>
</file>